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DD000001DD5897D209.png" manifest:media-type="image/png"/>
  <manifest:file-entry manifest:full-path="Pictures/10000201000001DD000001DD33CC35AE.png" manifest:media-type="image/png"/>
  <manifest:file-entry manifest:full-path="Pictures/10000201000001DD000001DD6E14EB52.png" manifest:media-type="image/png"/>
  <manifest:file-entry manifest:full-path="Pictures/10000201000001DD000001DDC0327278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cm" svg:stroke-color="#000000" draw:marker-start-width="0.275cm" draw:marker-end-width="0.275cm" draw:fill="solid" draw:fill-color="#ffffff" draw:textarea-horizontal-align="justify" draw:textarea-vertical-align="top" draw:auto-grow-height="false" fo:min-height="6.754cm" fo:min-width="5.854cm" fo:padding-top="0.1cm" fo:padding-bottom="0.15cm" fo:padding-left="0.125cm" fo:padding-right="0.125cm"/>
    </style:style>
    <style:style style:name="gr2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6.2cm" svg:height="7.1cm" draw:transform="rotate (1.5707963267949) translate (7cm 17.1cm)">
          <text:p text:style-name="P1">12402</text:p>
          <draw:enhanced-geometry svg:viewBox="0 0 21600 21600" draw:path-stretchpoint-x="10800" draw:path-stretchpoint-y="10800" draw:text-areas="?f3 ?f4 ?f5 ?f6" draw:type="round-rectangle" draw:modifiers="580.1185908615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1" draw:layer="layout" svg:width="3cm" svg:height="3cm" svg:x="11cm" svg:y="11cm">
          <draw:image xlink:href="Pictures/10000201000001DD000001DDC0327278.png" xlink:type="simple" xlink:show="embed" xlink:actuate="onLoad">
            <text:p/>
          </draw:image>
        </draw:frame>
        <draw:frame draw:style-name="gr2" draw:text-style-name="P1" draw:layer="layout" svg:width="3cm" svg:height="3cm" svg:x="11cm" svg:y="14cm">
          <draw:image xlink:href="Pictures/10000201000001DD000001DD33CC35AE.png" xlink:type="simple" xlink:show="embed" xlink:actuate="onLoad">
            <text:p/>
          </draw:image>
        </draw:frame>
        <draw:frame draw:style-name="gr2" draw:text-style-name="P1" draw:layer="layout" svg:width="3cm" svg:height="3cm" svg:x="8cm" svg:y="14cm">
          <draw:image xlink:href="Pictures/10000201000001DD000001DD6E14EB52.png" xlink:type="simple" xlink:show="embed" xlink:actuate="onLoad">
            <text:p/>
          </draw:image>
        </draw:frame>
        <draw:frame draw:style-name="gr2" draw:text-style-name="P1" draw:layer="layout" svg:width="3cm" svg:height="3cm" svg:x="8cm" svg:y="11cm">
          <draw:image xlink:href="Pictures/10000201000001DD000001DD5897D209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6-15T14:42:17.184994280</meta:creation-date>
    <meta:print-date>2015-06-15T14:45:43.968855925</meta:print-date>
    <dc:date>2015-06-15T15:05:07.264098231</dc:date>
    <meta:editing-duration>PT22M50S</meta:editing-duration>
    <meta:editing-cycles>2</meta:editing-cycles>
    <meta:generator>LibreOffice/4.3.3.2$Linux_X86_64 LibreOffice_project/430m0$Build-2</meta:generator>
    <meta:document-statistic meta:object-count="5"/>
  </office:meta>
</office:document-meta>
</file>